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cab7" officeooo:paragraph-rsid="0019cab7"/>
    </style:style>
    <style:style style:name="P2" style:family="paragraph" style:parent-style-name="Standard">
      <style:text-properties officeooo:rsid="001b024c" officeooo:paragraph-rsid="001b024c"/>
    </style:style>
    <style:style style:name="P3" style:family="paragraph" style:parent-style-name="Standard">
      <style:text-properties officeooo:rsid="001ce594" officeooo:paragraph-rsid="001ce594"/>
    </style:style>
    <style:style style:name="P4" style:family="paragraph" style:parent-style-name="Standard">
      <style:text-properties officeooo:rsid="001d9141" officeooo:paragraph-rsid="001d9141"/>
    </style:style>
    <style:style style:name="P5" style:family="paragraph" style:parent-style-name="Standard">
      <style:text-properties officeooo:rsid="001e2502" officeooo:paragraph-rsid="001e2502"/>
    </style:style>
    <style:style style:name="T1" style:family="text">
      <style:text-properties officeooo:rsid="001ce5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grx – strore:</text:p>
      <text:p text:style-name="P1"/>
      <text:p text:style-name="P4">Store is like front-end data base which can we use upon the application.</text:p>
      <text:p text:style-name="P1">ngrx store contains of three main concpets are Actions, Reducer and Selector.</text:p>
      <text:p text:style-name="P1"/>
      <text:p text:style-name="P1">Actions:</text:p>
      <text:p text:style-name="P2">the main actions done in the code is written. Which was taken from the components and service. <text:s/>Actions are events for the making the intiliaze of the functions.</text:p>
      <text:p text:style-name="P2"/>
      <text:p text:style-name="P2">Reductions:</text:p>
      <text:p text:style-name="P2">reductions are pure functions where the actions <text:s/>are to performed. The reducer is also is functioning from <text:span text:style-name="T1">one state of acion to another state.</text:span></text:p>
      <text:p text:style-name="P2"/>
      <text:p text:style-name="P2"><text:span text:style-name="T1">Selectors:</text:span></text:p>
      <text:p text:style-name="P3">Selectors are also pure functions which are particularize the functionality. In other way filtering the data or the functionality of the actions.</text:p>
      <text:p text:style-name="P3"/>
      <text:p text:style-name="P4">Effects:</text:p>
      <text:p text:style-name="P4">whenever we have to get the data from the server or back-end the effects of Ngrx is used.</text:p>
      <text:p text:style-name="P4"/>
      <text:p text:style-name="P4">Router Store:</text:p>
      <text:p text:style-name="P4">Route Store is used to bind the data from routes to Ngrx store.</text:p>
      <text:p text:style-name="P4"/>
      <text:p text:style-name="P5">Store-Devtools:</text:p>
      <text:p text:style-name="P5">it will contains the detalis of the all the events or functions which was used in ng-store. Store devtools has some pre defined functions for configrating the dat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6:59:23.313970839</meta:creation-date>
    <dc:date>2021-02-01T18:01:39.053719611</dc:date>
    <meta:editing-duration>PT11M22S</meta:editing-duration>
    <meta:editing-cycles>1</meta:editing-cycles>
    <meta:document-statistic meta:table-count="0" meta:image-count="0" meta:object-count="0" meta:page-count="1" meta:paragraph-count="15" meta:word-count="167" meta:character-count="993" meta:non-whitespace-character-count="838"/>
    <meta:generator>LibreOffice/6.0.7.3$Linux_X86_64 LibreOffice_project/00m0$Build-3</meta:generator>
  </office:meta>
</office:document-meta>
</file>